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L </text:span></text:p>
      <text:p text:style-name="P1"><text:span text:style-name="T1">Assignment - 1</text:span></text:p>
      <text:p text:style-name="P1"><text:span text:style-name="T1"/></text:p>
      <text:p text:style-name="P2"><text:span text:style-name="T1">--------------------------------------------------------------------------------------------------------------------------</text:span></text:p>
      <text:p text:style-name="P2"><text:span text:style-name="T1">Assignment 1 : Simple SQL Query with a single table with where clause</text:span></text:p>
      <text:p text:style-name="P2"><text:span text:style-name="T1">--------------------------------------------------------------------------------------------------------------------------</text:span></text:p>
      <text:p text:style-name="P2"><text:span text:style-name="T1">Northwind database</text:span></text:p>
      <text:p text:style-name="P2"><text:span text:style-name="T1">Sample table :Products</text:span></text:p>
      <text:p text:style-name="P2"><text:span text:style-name="T1">-ProductID</text:span></text:p>
      <text:p text:style-name="P2"><text:span text:style-name="T1">-ProductName</text:span></text:p>
      <text:p text:style-name="P2"><text:span text:style-name="T1">-SupplierID</text:span></text:p>
      <text:p text:style-name="P2"><text:span text:style-name="T1">-CategoryID</text:span></text:p>
      <text:p text:style-name="P2"><text:span text:style-name="T1">-QuantityPerUnit</text:span></text:p>
      <text:p text:style-name="P2"><text:span text:style-name="T1">-UnitPrice</text:span></text:p>
      <text:p text:style-name="P2"><text:span text:style-name="T1">-UnitsInStock</text:span></text:p>
      <text:p text:style-name="P2"><text:span text:style-name="T1">-UnitsOnOrder</text:span></text:p>
      <text:p text:style-name="P2"><text:span text:style-name="T1">-ReorderLevel</text:span></text:p>
      <text:p text:style-name="P2"><text:span text:style-name="T1">-Discontinued</text:span></text:p>
      <text:p text:style-name="P2"><text:span text:style-name="T1"/></text:p>
      <text:p text:style-name="P2"><text:span text:style-name="T1">TABLE : </text:span></text:p>
      <text:p text:style-name="P3"><draw:frame text:anchor-type="as-char" svg:width="146.58mm" svg:height="67.20mm" style:rel-width="scale" style:rel-height="scale"><draw:object-ole xlink:href="OleObj1"/><draw:image xlink:href="ObjectReplacements/OleObj1"/></draw:frame><text:span text:style-name="T1"/></text:p>
      <text:p text:style-name="P3"><draw:frame text:anchor-type="as-char" svg:width="146.58mm" svg:height="37.31mm" style:rel-width="scale" style:rel-height="scale"><draw:object-ole xlink:href="OleObj2"/><draw:image xlink:href="ObjectReplacements/OleObj2"/></draw:frame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>===========================================================================</text:span></text:p>
      <text:p text:style-name="P4"><text:span text:style-name="T1">1. Write a query to get a Product list (id, name, unit price) where current products cost</text:span></text:p>
      <text:p text:style-name="P4"><text:span text:style-name="T1">less than $20.</text:span></text:p>
      <text:p text:style-name="P4"><text:span text:style-name="T1">=&gt; </text:span></text:p>
      <text:p text:style-name="P4"><text:span text:style-name="T1"><text:tab/>SELECT ProductID, ProductName, UnitPrice FROM products WHERE UnitPrice &lt; 20;</text:span></text:p>
      <text:p text:style-name="P4"><text:span text:style-name="T1">OUTPUT:</text:span></text:p>
      <text:p text:style-name="P5"><draw:frame text:anchor-type="as-char" svg:width="129.65mm" svg:height="141.29mm" style:rel-width="scale" style:rel-height="scale"><draw:object-ole xlink:href="OleObj3"/><draw:image xlink:href="ObjectReplacements/OleObj3"/></draw:frame><text:span text:style-name="T1"/></text:p>
      <text:p text:style-name="P5"><text:span text:style-name="T1"/></text:p>
      <text:p text:style-name="P6"><text:span text:style-name="T1"/></text:p>
      <text:p text:style-name="P6"><text:span text:style-name="T1">===========================================================================</text:span></text:p>
      <text:p text:style-name="P6"><text:span text:style-name="T1">2. Write a query to get Product list (id, name, unit price) where products cost between</text:span></text:p>
      <text:p text:style-name="P6"><text:span text:style-name="T1">$15 and $25</text:span></text:p>
      <text:p text:style-name="P6"><text:span text:style-name="T1">=&gt; </text:span></text:p>
      <text:p text:style-name="P6"><text:span text:style-name="T1"><text:tab/>SELECT ProductID, ProductName, UnitPrice FROM products WHERE UnitPrice <text:tab/>BETWEEN 15 AND 20;</text:span></text:p>
      <text:p text:style-name="P6"><text:span text:style-name="T1">Output:</text:span></text:p>
      <text:p text:style-name="P7"><draw:frame text:anchor-type="as-char" svg:width="129.91mm" svg:height="81.23mm" style:rel-width="scale" style:rel-height="scale"><draw:object-ole xlink:href="OleObj4"/><draw:image xlink:href="ObjectReplacements/OleObj4"/></draw:frame><text:span text:style-name="T1"/></text:p>
      <text:p text:style-name="P8"><text:span text:style-name="T1"><text:tab/></text:span></text:p>
      <text:p text:style-name="P8"><text:span text:style-name="T1"><text:tab/></text:span></text:p>
      <text:p text:style-name="P8"><text:span text:style-name="T1">3. Write a query to get Product list (name, unit price) of above average price.</text:span></text:p>
      <text:p text:style-name="P8"><text:span text:style-name="T1">=&gt; </text:span></text:p>
      <text:p text:style-name="P8"><text:span text:style-name="T1"><text:tab/>SELECT ProductName, UnitPrice FROM products WHERE UnitPrice &gt; ( SELECT <text:tab/>AVG(UnitPrice) FROM products );</text:span></text:p>
      <text:p text:style-name="P8"><text:span text:style-name="T1"><text:tab/>output: </text:span></text:p>
      <text:p text:style-name="P9"><draw:frame text:anchor-type="as-char" svg:width="107.69mm" svg:height="79.11mm" style:rel-width="scale" style:rel-height="scale"><draw:object-ole xlink:href="OleObj5"/><draw:image xlink:href="ObjectReplacements/OleObj5"/></draw:frame><text:span text:style-name="T1"/></text:p>
      <text:p text:style-name="P10"><text:span text:style-name="T1"/></text:p>
      <text:p text:style-name="P10"><text:span text:style-name="T1">4. Write a query to get Product list (name, unit price) of ten most expensive products</text:span></text:p>
      <text:p text:style-name="P10"><text:span text:style-name="T1">=&gt; </text:span></text:p>
      <text:p text:style-name="P10"><text:span text:style-name="T1"><text:tab/>SELECT ProductName, UnitPrice FROM products ORDER BY UnitPrice DESC LIMIT 10;</text:span></text:p>
      <text:p text:style-name="P10"><text:span text:style-name="T1">output : </text:span></text:p>
      <text:p text:style-name="P11"><draw:frame text:anchor-type="as-char" svg:width="116.15mm" svg:height="94.99mm" style:rel-width="scale" style:rel-height="scale"><draw:object-ole xlink:href="OleObj6"/><draw:image xlink:href="ObjectReplacements/OleObj6"/></draw:frame><text:span text:style-name="T1"/></text:p>
      <text:p text:style-name="P12"><text:span text:style-name="T1"/></text:p>
      <text:p text:style-name="P12"><text:span text:style-name="T1">5. Write a query to count current and discontinued products</text:span></text:p>
      <text:p text:style-name="P12"><text:span text:style-name="T1">=&gt; </text:span></text:p>
      <text:p text:style-name="P12"><text:span text:style-name="T1"><text:tab/>SELECT COUNT(Discontinued) as Discontinued FROM products WHERE <text:tab/>Discontinued=0;</text:span></text:p>
      <text:p text:style-name="P12"><text:span text:style-name="T1"><text:tab/>SELECT COUNT(Discontinued) as Current FROM products WHERE Discontinued=1;</text:span></text:p>
      <text:p text:style-name="P12"><text:span text:style-name="T1">OUTPUT : </text:span></text:p>
      <text:p text:style-name="P13"><draw:frame text:anchor-type="as-char" svg:width="32.54mm" svg:height="17.20mm" style:rel-width="scale" style:rel-height="scale"><draw:object-ole xlink:href="OleObj7"/><draw:image xlink:href="ObjectReplacements/OleObj7"/></draw:frame><text:span text:style-name="T1"/></text:p>
      <text:p text:style-name="P13"><draw:frame text:anchor-type="as-char" svg:width="24.08mm" svg:height="16.40mm" style:rel-width="scale" style:rel-height="scale"><draw:object-ole xlink:href="OleObj8"/><draw:image xlink:href="ObjectReplacements/OleObj8"/></draw:frame><text:span text:style-name="T1"/></text:p>
      <text:p text:style-name="P13"><text:span text:style-name="T1"/></text:p>
      <text:p text:style-name="P14"><text:span text:style-name="T1"/></text:p>
      <text:p text:style-name="P14"><text:span text:style-name="T1">6. Write a query to get Product list (name, units on order , units in stock) of stock is less</text:span></text:p>
      <text:p text:style-name="P14"><text:span text:style-name="T1">than the quantity on order</text:span></text:p>
      <text:p text:style-name="P14"><text:span text:style-name="T1">=&gt; </text:span></text:p>
      <text:p text:style-name="P14"><text:span text:style-name="T1"><text:tab/>SELECT ProductName, UnitsOnOrder, UnitsInStock FROM products WHERE <text:tab/>UnitsInStock &lt; UnitsOnOrder;</text:span></text:p>
      <text:p text:style-name="P15"><draw:frame text:anchor-type="as-char" svg:width="142.35mm" svg:height="157.96mm" style:rel-width="scale" style:rel-height="scale"><draw:object-ole xlink:href="OleObj9"/><draw:image xlink:href="ObjectReplacements/OleObj9"/></draw:frame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